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.prodot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quantità</text:p>
          </table:table-cell>
          <table:table-cell table:style-name="Default" office:value-type="string" calcext:value-type="string">
            <text:p>costo</text:p>
          </table:table-cell>
          <table:table-cell table:style-name="Default" office:value-type="string" calcext:value-type="string">
            <text:p>percentuale iv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fornit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tole </text:p>
          </table:table-cell>
          <table:table-cell office:value-type="string" calcext:value-type="string">
            <text:p>scatole dipinte a mano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30" calcext:value-type="currency">
            <text:p>€ 3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liste nozze</text:p>
          </table:table-cell>
          <table:table-cell office:value-type="string" calcext:value-type="string">
            <text:p>Arzent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delabro</text:p>
          </table:table-cell>
          <table:table-cell office:value-type="string" calcext:value-type="string">
            <text:p>candelabri cristallo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0" calcext:value-type="currency">
            <text:p>€ 2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liste nozze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. The royal albert lavorati a mano ross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40" calcext:value-type="currency">
            <text:p>€ 24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liste nozz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. The royal albert lavorati a mano blu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40" calcext:value-type="currency">
            <text:p>€ 24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liste nozz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. The royal albert lavorati a mano frutta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20" calcext:value-type="currency">
            <text:p>€ 22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liste nozz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. The royal albert lavorati a mano floreal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0" calcext:value-type="currency">
            <text:p>€ 2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liste nozz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. Caffè royal albert lavorati a mano florea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10" calcext:value-type="currency">
            <text:p>€ 21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liste nozz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ume </text:p>
          </table:table-cell>
          <table:table-cell office:value-type="string" calcext:value-type="string">
            <text:p>paralume tela fig.cono bianco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50" calcext:value-type="currency">
            <text:p>€ 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aralumi</text:p>
          </table:table-cell>
          <table:table-cell office:value-type="string" calcext:value-type="string">
            <text:p>Arzenton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ume </text:p>
          </table:table-cell>
          <table:table-cell office:value-type="string" calcext:value-type="string">
            <text:p>paralume tela fig.cilindro nero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40" calcext:value-type="currency">
            <text:p>€ 4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aralumi</text:p>
          </table:table-cell>
          <table:table-cell office:value-type="string" calcext:value-type="string">
            <text:p>Arzenton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alume </text:p>
          </table:table-cell>
          <table:table-cell office:value-type="string" calcext:value-type="string">
            <text:p>paralume tela fig.fiore bianco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aralumi</text:p>
          </table:table-cell>
          <table:table-cell office:value-type="string" calcext:value-type="string">
            <text:p>Arzenton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alume </text:p>
          </table:table-cell>
          <table:table-cell office:value-type="string" calcext:value-type="string">
            <text:p>paralume tela fig.cilindro bianc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0" calcext:value-type="currency">
            <text:p>€ 3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aralumi</text:p>
          </table:table-cell>
          <table:table-cell office:value-type="string" calcext:value-type="string">
            <text:p>Arzenton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della</text:p>
          </table:table-cell>
          <table:table-cell office:value-type="string" calcext:value-type="string">
            <text:p>padella cuore di pietra singolo manico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0" calcext:value-type="currency">
            <text:p>€ 4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entolame</text:p>
          </table:table-cell>
          <table:table-cell office:value-type="string" calcext:value-type="string">
            <text:p>corti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della</text:p>
          </table:table-cell>
          <table:table-cell office:value-type="string" calcext:value-type="string">
            <text:p>padella cuore di pietra doppio manico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4.5" calcext:value-type="currency">
            <text:p>€ 34,5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entolame</text:p>
          </table:table-cell>
          <table:table-cell office:value-type="string" calcext:value-type="string">
            <text:p>corti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glia</text:p>
          </table:table-cell>
          <table:table-cell office:value-type="string" calcext:value-type="string">
            <text:p>teglia anti-aderente doppio manico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9" calcext:value-type="currency">
            <text:p>€ 39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entolame</text:p>
          </table:table-cell>
          <table:table-cell office:value-type="string" calcext:value-type="string">
            <text:p>ballarin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ntola</text:p>
          </table:table-cell>
          <table:table-cell office:value-type="string" calcext:value-type="string">
            <text:p>pentola acciaio serie iridia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0" calcext:value-type="currency">
            <text:p>€ 3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entolame</text:p>
          </table:table-cell>
          <table:table-cell office:value-type="string" calcext:value-type="string">
            <text:p>valc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apasta</text:p>
          </table:table-cell>
          <table:table-cell office:value-type="string" calcext:value-type="string">
            <text:p>colapasta terracotta 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20" calcext:value-type="currency">
            <text:p>€ 2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entolame</text:p>
          </table:table-cell>
          <table:table-cell office:value-type="string" calcext:value-type="string">
            <text:p>valc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aso dipinto a mano dis.florea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0" calcext:value-type="currency">
            <text:p>€ 8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aso fiori dipinto a mano dis.florea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aso dipinto a mano dis.palma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00" calcext:value-type="currency">
            <text:p>€ 10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. Tazzine da esposizione dis.or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50" calcext:value-type="currency">
            <text:p>€ 1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aso lavorato a mano decorazioni o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0" calcext:value-type="currency">
            <text:p>€ 50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aso dipinto a mano dis.orien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0" calcext:value-type="currency">
            <text:p>€ 10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aso dipinto a mano dis.oriente grand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0" calcext:value-type="currency">
            <text:p>€ 30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aso fiori dipinto a mano dis.florea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0" calcext:value-type="currency">
            <text:p>€ 10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piatti-tazze dipinti a mano da esposizione dis.floreal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0" calcext:value-type="currency">
            <text:p>€ 2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Piatti-tazze lavorati a mano da esposizione dis.floreal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0" calcext:value-type="currency">
            <text:p>€ 2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Piatti-tazze lavorati a mano da esposizione dis.floreal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0" calcext:value-type="currency">
            <text:p>€ 2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michielot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vaso lavorato a mano decorazioni bl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0" calcext:value-type="currency">
            <text:p>€ 50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et. vasi fig.frutt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50" calcext:value-type="currency">
            <text:p>€ 4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et.vasi arno bianch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50" calcext:value-type="currency">
            <text:p>€ 2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et.vasi dis.rosa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0" calcext:value-type="currency">
            <text:p>€ 2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ntrotavola</text:p>
          </table:table-cell>
          <table:table-cell office:value-type="string" calcext:value-type="string">
            <text:p>set. Centro-tavola dis.frutta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50" calcext:value-type="currency">
            <text:p>€ 1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porcellane</text:p>
          </table:table-cell>
          <table:table-cell office:value-type="string" calcext:value-type="string">
            <text:p>galli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t.posata</text:p>
          </table:table-cell>
          <table:table-cell office:value-type="string" calcext:value-type="string">
            <text:p>cucchiai forchette acciaio inox 75 pezz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6" calcext:value-type="currency">
            <text:p>€ 146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La rocca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t.posata</text:p>
          </table:table-cell>
          <table:table-cell office:value-type="string" calcext:value-type="string">
            <text:p>coltelli forchette acciaio inox 75 pezzi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6" calcext:value-type="currency">
            <text:p>€ 146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La rocca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zza</text:p>
          </table:table-cell>
          <table:table-cell office:value-type="string" calcext:value-type="string">
            <text:p>tazza e piattino blu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5" calcext:value-type="currency">
            <text:p>€ 5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. The fig.floreale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60" calcext:value-type="currency">
            <text:p>€ 6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tiera</text:p>
          </table:table-cell>
          <table:table-cell office:value-type="string" calcext:value-type="string">
            <text:p>portatorta cristallo 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70" calcext:value-type="currency">
            <text:p>€ 7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ssoio</text:p>
          </table:table-cell>
          <table:table-cell office:value-type="string" calcext:value-type="string">
            <text:p>vassoio scomponibil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50" calcext:value-type="currency">
            <text:p>€ 5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ntrotavola</text:p>
          </table:table-cell>
          <table:table-cell office:value-type="string" calcext:value-type="string">
            <text:p>centrotavola fig.floreal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140" calcext:value-type="currency">
            <text:p>€ 14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ntrotavola</text:p>
          </table:table-cell>
          <table:table-cell office:value-type="string" calcext:value-type="string">
            <text:p>centrotavola vetro ross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0" calcext:value-type="currency">
            <text:p>€ 4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atto </text:p>
          </table:table-cell>
          <table:table-cell office:value-type="string" calcext:value-type="string">
            <text:p>piatto e sottopiatto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20" calcext:value-type="currency">
            <text:p>€ 2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cchiere</text:p>
          </table:table-cell>
          <table:table-cell office:value-type="string" calcext:value-type="string">
            <text:p>bicchieri cristallo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0" calcext:value-type="currency">
            <text:p>€ 1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cchiere</text:p>
          </table:table-cell>
          <table:table-cell office:value-type="string" calcext:value-type="string">
            <text:p>boccali cristallo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0" calcext:value-type="currency">
            <text:p>€ 2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iatto </text:p>
          </table:table-cell>
          <table:table-cell office:value-type="string" calcext:value-type="string">
            <text:p>piatto fig.floreale bianco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4" calcext:value-type="currency">
            <text:p>€ 14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.tazze e piazzini fig.floreale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17.9" calcext:value-type="currency">
            <text:p>€ 17,9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zza</text:p>
          </table:table-cell>
          <table:table-cell office:value-type="string" calcext:value-type="string">
            <text:p>tazza tisana fig.floreale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9.5" calcext:value-type="currency">
            <text:p>€ 9,5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t. Tazze</text:p>
          </table:table-cell>
          <table:table-cell office:value-type="string" calcext:value-type="string">
            <text:p>set tazze idea regalo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4.9" calcext:value-type="currency">
            <text:p>€ 24,9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entrotavola</text:p>
          </table:table-cell>
          <table:table-cell office:value-type="string" calcext:value-type="string">
            <text:p>centrotavola fig.fogli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5" calcext:value-type="currency">
            <text:p>€ 25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zza</text:p>
          </table:table-cell>
          <table:table-cell office:value-type="string" calcext:value-type="string">
            <text:p>tazza e piattino fig.frutta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4.5" calcext:value-type="currency">
            <text:p>€ 14,5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iatto </text:p>
          </table:table-cell>
          <table:table-cell office:value-type="string" calcext:value-type="string">
            <text:p>piatto ovale fig.verdura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0" calcext:value-type="currency">
            <text:p>€ 2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iatto </text:p>
          </table:table-cell>
          <table:table-cell office:value-type="string" calcext:value-type="string">
            <text:p>piatto ovale fig.verdura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0" calcext:value-type="currency">
            <text:p>€ 2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iatto </text:p>
          </table:table-cell>
          <table:table-cell office:value-type="string" calcext:value-type="string">
            <text:p>piatto ovale fig.verdura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21" calcext:value-type="currency">
            <text:p>€ 21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iatto </text:p>
          </table:table-cell>
          <table:table-cell office:value-type="string" calcext:value-type="string">
            <text:p>piatto teso bianco finitura oro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4.5" calcext:value-type="currency">
            <text:p>€ 4,5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iatto </text:p>
          </table:table-cell>
          <table:table-cell office:value-type="string" calcext:value-type="string">
            <text:p>piatto teso bianco finitura blu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3" calcext:value-type="currency">
            <text:p>€ 3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Mugs &amp; mor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icchiere</text:p>
          </table:table-cell>
          <table:table-cell office:value-type="string" calcext:value-type="string">
            <text:p>flut cristallo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5" calcext:value-type="currency">
            <text:p>€ 5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icchiere</text:p>
          </table:table-cell>
          <table:table-cell office:value-type="string" calcext:value-type="string">
            <text:p>bicchieri vetro rosso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3" calcext:value-type="currency">
            <text:p>€ 3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hemi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ovaglia</text:p>
          </table:table-cell>
          <table:table-cell office:value-type="string" calcext:value-type="string">
            <text:p>tovaglia da centro tavola rossa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" calcext:value-type="currency">
            <text:p>€ 1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ovaglie</text:p>
          </table:table-cell>
          <table:table-cell office:value-type="string" calcext:value-type="string">
            <text:p>sar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ovaglia</text:p>
          </table:table-cell>
          <table:table-cell office:value-type="string" calcext:value-type="string">
            <text:p>tovaglia monopersona verde fig.floreal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" calcext:value-type="currency">
            <text:p>€ 1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ovaglie</text:p>
          </table:table-cell>
          <table:table-cell office:value-type="string" calcext:value-type="string">
            <text:p>sar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ovaglia</text:p>
          </table:table-cell>
          <table:table-cell office:value-type="string" calcext:value-type="string">
            <text:p>tovaglia lunga fig. florea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€ 15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ovaglie</text:p>
          </table:table-cell>
          <table:table-cell office:value-type="string" calcext:value-type="string">
            <text:p>sar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ovaglia</text:p>
          </table:table-cell>
          <table:table-cell office:value-type="string" calcext:value-type="string">
            <text:p>tovaglia lunga fig. arcobalen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€ 15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ovaglie</text:p>
          </table:table-cell>
          <table:table-cell office:value-type="string" calcext:value-type="string">
            <text:p>sar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ovaglia</text:p>
          </table:table-cell>
          <table:table-cell office:value-type="string" calcext:value-type="string">
            <text:p>tovaglia lunga rossa cuciture oro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0" calcext:value-type="currency">
            <text:p>€ 20,00</text:p>
          </table:table-cell>
          <table:table-cell office:value-type="percentage" office:value="0.22" calcext:value-type="percentage">
            <text:p>22,00%</text:p>
          </table:table-cell>
          <table:table-cell office:value-type="string" calcext:value-type="string">
            <text:p>tovaglie</text:p>
          </table:table-cell>
          <table:table-cell office:value-type="string" calcext:value-type="string">
            <text:p>sar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confetti per bomboniere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0.1" calcext:value-type="currency">
            <text:p>€ 0,10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liste nozze</text:p>
          </table:table-cell>
          <table:table-cell office:value-type="string" calcext:value-type="string">
            <text:p>candy</text:p>
          </table:table-cell>
        </table:table-row>
        <table:table-row table:style-name="ro1" table:number-rows-repeated="1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8:49:46.10486407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0:32:22.059303020</meta:creation-date>
    <dc:date>2015-06-16T18:57:30.904187458</dc:date>
    <meta:editing-duration>PT4M46S</meta:editing-duration>
    <meta:editing-cycles>5</meta:editing-cycles>
    <meta:generator>LibreOffice/4.2.8.2$Linux_X86_64 LibreOffice_project/420m0$Build-2</meta:generator>
    <meta:document-statistic meta:table-count="1" meta:cell-count="504" meta:object-count="0"/>
  </office:meta>
</office:document-meta>
</file>